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font-name="Times New Roman1" style:text-underline-style="none"/>
    </style:style>
    <style:style style:name="T6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8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7, FF 7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Jacob H. Schiff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Sabato Morais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March 1895</text:p>
      <text:p text:style-name="P7">Month<text:tab/><text:tab/><text:tab/><text:tab/><text:tab/><text:tab/>March</text:p>
      <text:p text:style-name="P7">Year<text:tab/><text:tab/><text:tab/><text:tab/><text:tab/><text:tab/>1895</text:p>
      <text:p text:style-name="P7">Hebrew Date<text:tab/><text:tab/><text:tab/><text:tab/><text:tab/></text:p>
      <text:p text:style-name="P7">Undated</text:p>
      <text:p text:style-name="P7">City<text:tab/><text:tab/><text:tab/><text:tab/><text:tab/><text:tab/></text:p>
      <text:p text:style-name="P7">State<text:tab/><text:tab/><text:tab/><text:tab/><text:tab/><text:tab/></text:p>
      <text:p text:style-name="P7">Country<text:tab/><text:tab/><text:tab/><text:tab/><text:tab/>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2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>The letter is accompanied by a typewritten transcription.</text:p>
      <text:p text:style-name="P7"/>
      <text:p text:style-name="P7"/>
      <text:p text:style-name="P7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932 Fifth Avenue./</text:p>
      <text:p text:style-name="P4">Monday<text:span text:style-name="T2">/</text:span></text:p>
      <text:p text:style-name="P5"><text:span text:style-name="T2">My dear Sir,/</text:span></text:p>
      <text:p text:style-name="P5"><text:span text:style-name="T2"><text:tab/>Your kind note of the/ 22</text:span><text:span text:style-name="T3">d</text:span><text:span text:style-name="T4"> inst. has been received/ and I assure you I am deeply/ touched by your kindly ex-/pressions. <text:s/>I much appreciate/ the esteem &amp; respect of good/ men, and though my life is/ far from God-like, it does/ give me satisfaction to be/ permitted to be to some extent/ the steward of our Great Father's/ bounty./ <text:s/>With/</text:span></text:p>
      <text:p text:style-name="P5"><text:span text:style-name="T4"/></text:p>
      <text:p text:style-name="P5"><text:span text:style-name="T4">[Page 2]</text:span></text:p>
      <text:p text:style-name="P5"><text:span text:style-name="T4">With[sic!] assurance of respect/ &amp; again thanking you/ Believe me, Yours most faithfully/ Jacob H. Schiff/</text:span></text:p>
      <text:p text:style-name="P5"><text:span text:style-name="T4">To the/ Revd. Dr. S. Mora</text:span><text:span text:style-name="T5">ï</text:span><text:span text:style-name="T6">s/ Philadelphi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4:32:33.48</meta:creation-date>
    <meta:document-statistic meta:table-count="0" meta:image-count="0" meta:object-count="0" meta:page-count="2" meta:paragraph-count="69" meta:word-count="264" meta:character-count="1838"/>
    <dc:date>2011-12-22T14:42:28.95</dc:date>
    <dc:creator>Penn Libraries</dc:creator>
    <meta:editing-duration>PT00H09M55S</meta:editing-duration>
    <meta:editing-cycles>1</meta:editing-cycles>
    <meta:generator>OpenOffice.org/3.2$Win32 OpenOffice.org_project/320m12$Build-9483</meta:generator>
  </office:meta>
</office:document-meta>
</file>